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Monospace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Madoka Countdow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Madoka Countdown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4" table:formula="of:=&quot;market://details?id=com.luzi82.madokacountdown&quot;" office:value-type="string" office:string-value="market://details?id=com.luzi82.madokacountdown">
            <text:p>market://details?id=com.luzi82.madokacountdow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5" table:formula="of:=&quot;https://github.com/luzi82/MadokaCountdown/wiki/&quot;" office:value-type="string" office:string-value="https://github.com/luzi82/MadokaCountdown/wiki/">
            <text:p>https://github.com/luzi82/MadokaCountdown/wiki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4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Email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Yonkoma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5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Madoka Countdown">
            <text:p>Share Madoka Countdow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4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mainmenu_play_title</text:p>
          </table:table-cell>
          <table:table-cell/>
          <table:table-cell office:value-type="string">
            <text:p>Play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startgamemenu_start_title</text:p>
          </table:table-cell>
          <table:table-cell/>
          <table:table-cell office:value-type="string">
            <text:p>Star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pack_title</text:p>
          </table:table-cell>
          <table:table-cell/>
          <table:table-cell office:value-type="string">
            <text:p>Ic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tartgamemenu_cheatsheet_title</text:p>
          </table:table-cell>
          <table:table-cell/>
          <table:table-cell office:value-type="string">
            <text:p>Cheat sheet</text:p>
          </table:table-cell>
          <table:table-cell table:number-columns-repeated="1016"/>
        </table:table-row>
        <table:table-row table:style-name="ro1" table:number-rows-repeated="3"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mainmenu_downloadiconpack_title</text:p>
          </table:table-cell>
          <table:table-cell/>
          <table:table-cell office:value-type="string">
            <text:p>Download icon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ownload_success</text:p>
          </table:table-cell>
          <table:table-cell/>
          <table:table-cell office:value-type="string">
            <text:p>Download success</text:p>
          </table:table-cell>
          <table:table-cell table:number-columns-repeated="1016"/>
        </table:table-row>
        <table:table-row table:style-name="ro1">
          <table:table-cell office:value-type="string">
            <text:p>download_fail</text:p>
          </table:table-cell>
          <table:table-cell/>
          <table:table-cell office:value-type="string">
            <text:p>Download fail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xternal_storage_notexist</text:p>
          </table:table-cell>
          <table:table-cell/>
          <table:table-cell office:value-type="string">
            <text:p>External storage not available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deadline</text:p>
          </table:table-cell>
          <table:table-cell/>
          <table:table-cell office:value-type="string">
            <text:p>Deadline</text:p>
          </table:table-cell>
          <table:table-cell table:number-columns-repeated="1016"/>
        </table:table-row>
        <table:table-row table:style-name="ro1" table:number-rows-repeated="65452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16/04/2011</text:date>, <text:time>11:43:5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1-04-16T11:43:59</dc:date>
    <meta:editing-duration>PT69H36M56S</meta:editing-duration>
    <meta:editing-cycles>164</meta:editing-cycles>
    <meta:generator>OpenOffice.org/3.2$Linux OpenOffice.org_project/320m19$Build-9505</meta:generator>
    <dc:creator>luzi82 </dc:creator>
    <meta:document-statistic meta:table-count="3" meta:cell-count="82" meta:object-count="0"/>
  </office:meta>
</office:document-meta>
</file>